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3" style:family="paragraph" style:parent-style-name="Ttire_5f_bordures_5f_haut_5f_bas">
      <style:text-properties fo:font-size="11pt" officeooo:paragraph-rsid="000e629a" style:font-size-asian="11pt" style:font-size-complex="11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ff752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5844160" text:id="ct6584416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67059504" text:id="ct6705950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65799104" text:id="ct65799104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65378944" text:id="ct65378944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65830448" text:id="ct65830448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65952656" text:id="ct65952656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66169776" text:id="ct6616977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65829760" text:id="ct6582976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65694624" text:id="ct65694624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66029520" text:id="ct6602952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65681280" text:id="ct6568128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65590784" text:id="ct65590784">
          <text:insertion>
            <office:change-info>
              <dc:creator>Auteur inconnu</dc:creator>
              <dc:date>2015-10-28T13:22:00</dc:date>
            </office:change-info>
          </text:insertion>
        </text:changed-region>
        <text:changed-region xml:id="ct65776848" text:id="ct6577684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66821920" text:id="ct66821920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65837936" text:id="ct6583793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65155808" text:id="ct651558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65330912" text:id="ct6533091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65547664" text:id="ct65547664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67900896" text:id="ct6790089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67677536" text:id="ct67677536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65844160"/>self.Title()<text:change-end text:change-id="ct6584416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67059504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(uids=itemUids, listTypes=['normal'], ordered=True)</text:p></office:annotation><text:change-start text:change-id="ct65799104"/>item.getItemNumber(relativeTo='meeting', <text:span text:style-name="T8">for_display=True</text:span>)<text:change-end text:change-id="ct65799104"/>. <text:change-start text:change-id="ct65378944"/>item.Title()<text:change-end text:change-id="ct65378944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<text:p text:style-name="P13"/>
        <text:p text:style-name="P15">Projet de délibération :</text:p>
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<text:p text:style-name="P7"/>
        <text:p text:style-name="P12"><text:span text:style-name="T4">Nombre d'annexes :</text:span> <text:change-start text:change-id="ct65830448"/><text:span text:style-name="T6">len(IAnnexable(item).getAnnexesToPrint())</text:span><text:change-end text:change-id="ct65830448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65952656"/>annex['title']<text:change-end text:change-id="ct65952656"/> (Point n°<text:change-start text:change-id="ct66169776"/>item.getItemNumber(<text:span text:style-name="T7">relativeTo='meeting'</text:span>)<text:change-end text:change-id="ct66169776"/>, Annexe <text:change-start text:change-id="ct65829760"/>annex['number']<text:change-end text:change-id="ct65829760"/>/<text:change-start text:change-id="ct65694624"/><text:span text:style-name="T5">len(IAnnexable(item).getAnnexesToPrint())</text:span><text:change-end text:change-id="ct65694624"/>, page <text:change-start text:change-id="ct66029520"/>image['number']<text:change-end text:change-id="ct66029520"/>/<text:change-start text:change-id="ct65681280"/>annex['number_of_images']<text:change-end text:change-id="ct65681280"/>)</text:p>
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21"><text:soft-page-break/><office:annotation><dc:date>2007-10-31T00:00:00</dc:date><text:p><text:span text:style-name="T13">do section- if self.getItems(uids=itemUids, listTypes=['late']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<text:span text:style-name="T13">do table- for item in self.getItems(uids=itemUids, listTypes=['late'], ordered=True)</text:span></text:p></office:annotation><text:change-start text:change-id="ct65590784"/>item.getItemNumber(relativeTo='meeting', <text:span text:style-name="T8">for_display=True</text:span>)<text:change-end text:change-id="ct65590784"/>. <text:change-start text:change-id="ct65776848"/>item.Title()<text:change-end text:change-id="ct65776848"/> </text:p>
              <text:p text:style-name="P7"><office:annotation><dc:date>2007-10-31T00:00:00</dc:date><text:p>do text</text:p><text:p>from xhtml(view.printXhtml(item, item.Description()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12">do text</text:span></text:p><text:p text:style-name="P26"><text:span text:style-name="T12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11">do text</text:span></text:p><text:p text:style-name="P26"><text:span text:style-name="T11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12"><text:span text:style-name="T4">Nombre d'annexes :</text:span> <text:change-start text:change-id="ct66821920"/><text:span text:style-name="T6">len(IAnnexable(item).getAnnexesToPrint())</text:span><text:change-end text:change-id="ct66821920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9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65837936"/>annex['title']<text:change-end text:change-id="ct65837936"/> (Point n°<text:change-start text:change-id="ct65155808"/>item.getItemNumber(<text:span text:style-name="T7">relativeTo='meeting'</text:span>)<text:change-end text:change-id="ct65155808"/>, Annexe <text:change-start text:change-id="ct65330912"/>annex['number']<text:change-end text:change-id="ct65330912"/>/<text:change-start text:change-id="ct65547664"/><text:span text:style-name="T5">len(IAnnexable(item).getAnnexesToPrint())</text:span><text:change-end text:change-id="ct65547664"/>, page <text:change-start text:change-id="ct67900896"/>image['number']<text:change-end text:change-id="ct67900896"/>/<text:change-start text:change-id="ct67677536"/>annex['number_of_images']<text:change-end text:change-id="ct67677536"/>)</text:p>
                          <text:p text:style-name="Table_20_Contents"><office:annotation><dc:creator>Gauthier Bastien</dc:creator><dc:date>2013-04-29T14:46:49</dc:date><text:p text:style-name="P26"><text:span text:style-name="T9">do table for image in annex['images']</text:span></text:p></office:annotation><office:annotation><dc:creator>Gauthier Bastien</dc:creator><dc:date>2013-04-29T14:55:47</dc:date><text:p text:style-name="P26"><text:span text:style-name="T9">do text</text:span></text:p><text:p text:style-name="P26"><text:span text:style-name="T9">from document(at=image['path'], anchor='as-char', size=(</text:span><text:span text:style-name="T10">17.94, 28</text:span><text:span text:style-name="T9">), </text:span><text:span text:style-name="T10">convertOptions=view.imageOrientation, format='image'</text:span><text:span text:style-name="T9">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37</meta:editing-cycles>
    <meta:editing-duration>PT2H13M49S</meta:editing-duration>
    <meta:initial-creator>Gauthier Bastien</meta:initial-creator>
    <dc:date>2016-03-21T13:47:07.991465399</dc:date>
    <meta:document-statistic meta:table-count="8" meta:image-count="0" meta:object-count="0" meta:page-count="6" meta:paragraph-count="25" meta:word-count="72" meta:character-count="882" meta:non-whitespace-character-count="829"/>
    <meta:user-defined meta:name="Info 1"/>
    <meta:user-defined meta:name="Info 2"/>
    <meta:user-defined meta:name="Info 3"/>
    <meta:user-defined meta:name="Info 4"/>
  </office:meta>
</office:document-meta>
</file>